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85.99pt" svg:height="217.11pt" svg:x="283.52pt" svg:y="52.5pt">
            <loext:p draw:notify-on-update-of-ranges="Sheet1.A18:Sheet1.A19 Sheet1.B17:Sheet1.B17 Sheet1.B18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4.18pt" svg:height="216.09pt" svg:x="282.76pt" svg:y="268.75pt">
            <loext:p draw:notify-on-update-of-ranges="Sheet1.A24:Sheet1.A25 Sheet1.B23:Sheet1.B23 Sheet1.B24:Sheet1.B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81.86pt" svg:height="214.78pt" svg:x="667.45pt" svg:y="52.5pt">
            <loext:p draw:notify-on-update-of-ranges="Sheet1.A28:Sheet1.A29 Sheet1.B27:Sheet1.B27 Sheet1.B28:Sheet1.B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84.58pt" svg:height="216.31pt" svg:x="663.59pt" svg:y="264.81pt">
            <loext:p draw:notify-on-update-of-ranges="Sheet1.A32:Sheet1.A33 Sheet1.B31:Sheet1.B31 Sheet1.B32:Sheet1.B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M_Task3/0/0/0/1</text:p>
          </table:table-cell>
          <table:table-cell office:value-type="float" office:value="9676326" calcext:value-type="float">
            <text:p>9676326</text:p>
          </table:table-cell>
          <table:table-cell table:number-columns-repeated="16"/>
          <table:table-cell office:value-type="string" calcext:value-type="string">
            <text:p>BM_Task3/0/0/0/1_mean</text:p>
          </table:table-cell>
          <table:table-cell/>
          <table:table-cell office:value-type="float" office:value="610315" calcext:value-type="float">
            <text:p>610315</text:p>
          </table:table-cell>
        </table:table-row>
        <table:table-row table:style-name="ro1">
          <table:table-cell office:value-type="string" calcext:value-type="string">
            <text:p>BM_Task3/1/0/0/1</text:p>
          </table:table-cell>
          <table:table-cell office:value-type="float" office:value="9896398" calcext:value-type="float">
            <text:p>9896398</text:p>
          </table:table-cell>
          <table:table-cell table:number-columns-repeated="16"/>
          <table:table-cell office:value-type="string" calcext:value-type="string">
            <text:p>BM_Task3/0/0/0/1_stddev</text:p>
          </table:table-cell>
          <table:table-cell/>
          <table:table-cell office:value-type="float" office:value="26226" calcext:value-type="float">
            <text:p>26226</text:p>
          </table:table-cell>
        </table:table-row>
        <table:table-row table:style-name="ro1">
          <table:table-cell office:value-type="string" calcext:value-type="string">
            <text:p>BM_Task3/0/1/0/1</text:p>
          </table:table-cell>
          <table:table-cell office:value-type="float" office:value="9584995" calcext:value-type="float">
            <text:p>9584995</text:p>
          </table:table-cell>
          <table:table-cell table:number-columns-repeated="16"/>
          <table:table-cell office:value-type="string" calcext:value-type="string">
            <text:p>BM_Task3/1/0/0/1_mean</text:p>
          </table:table-cell>
          <table:table-cell/>
          <table:table-cell office:value-type="float" office:value="567103" calcext:value-type="float">
            <text:p>567103</text:p>
          </table:table-cell>
        </table:table-row>
        <table:table-row table:style-name="ro1">
          <table:table-cell office:value-type="string" calcext:value-type="string">
            <text:p>BM_Task3/1/1/0/1</text:p>
          </table:table-cell>
          <table:table-cell office:value-type="float" office:value="10607781" calcext:value-type="float">
            <text:p>10607781</text:p>
          </table:table-cell>
          <table:table-cell table:number-columns-repeated="16"/>
          <table:table-cell office:value-type="string" calcext:value-type="string">
            <text:p>BM_Task3/1/0/0/1_stddev</text:p>
          </table:table-cell>
          <table:table-cell/>
          <table:table-cell office:value-type="float" office:value="21675" calcext:value-type="float">
            <text:p>21675</text:p>
          </table:table-cell>
        </table:table-row>
        <table:table-row table:style-name="ro1">
          <table:table-cell office:value-type="string" calcext:value-type="string">
            <text:p>BM_Task3/0/0/1/1</text:p>
          </table:table-cell>
          <table:table-cell office:value-type="float" office:value="99960" calcext:value-type="float">
            <text:p>99960</text:p>
          </table:table-cell>
          <table:table-cell table:number-columns-repeated="16"/>
          <table:table-cell office:value-type="string" calcext:value-type="string">
            <text:p>BM_Task3/0/1/0/1_mean</text:p>
          </table:table-cell>
          <table:table-cell/>
          <table:table-cell office:value-type="float" office:value="1118956" calcext:value-type="float">
            <text:p>1118956</text:p>
          </table:table-cell>
        </table:table-row>
        <table:table-row table:style-name="ro1">
          <table:table-cell office:value-type="string" calcext:value-type="string">
            <text:p>BM_Task3/1/0/1/1</text:p>
          </table:table-cell>
          <table:table-cell office:value-type="float" office:value="104100" calcext:value-type="float">
            <text:p>104100</text:p>
          </table:table-cell>
          <table:table-cell table:number-columns-repeated="16"/>
          <table:table-cell office:value-type="string" calcext:value-type="string">
            <text:p>BM_Task3/0/1/0/1_stddev</text:p>
          </table:table-cell>
          <table:table-cell/>
          <table:table-cell office:value-type="float" office:value="28523" calcext:value-type="float">
            <text:p>28523</text:p>
          </table:table-cell>
        </table:table-row>
        <table:table-row table:style-name="ro1">
          <table:table-cell office:value-type="string" calcext:value-type="string">
            <text:p>BM_Task3/0/1/1/1</text:p>
          </table:table-cell>
          <table:table-cell office:value-type="float" office:value="154227" calcext:value-type="float">
            <text:p>154227</text:p>
          </table:table-cell>
          <table:table-cell table:number-columns-repeated="16"/>
          <table:table-cell office:value-type="string" calcext:value-type="string">
            <text:p>BM_Task3/1/1/0/1_mean</text:p>
          </table:table-cell>
          <table:table-cell/>
          <table:table-cell office:value-type="float" office:value="1183588" calcext:value-type="float">
            <text:p>1183588</text:p>
          </table:table-cell>
        </table:table-row>
        <table:table-row table:style-name="ro1">
          <table:table-cell office:value-type="string" calcext:value-type="string">
            <text:p>BM_Task3/1/1/1/1</text:p>
          </table:table-cell>
          <table:table-cell office:value-type="float" office:value="152866" calcext:value-type="float">
            <text:p>152866</text:p>
          </table:table-cell>
          <table:table-cell table:number-columns-repeated="16"/>
          <table:table-cell office:value-type="string" calcext:value-type="string">
            <text:p>BM_Task3/1/1/0/1_stddev</text:p>
          </table:table-cell>
          <table:table-cell/>
          <table:table-cell office:value-type="float" office:value="35005" calcext:value-type="float">
            <text:p>3500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0/0/1/1_mean</text:p>
          </table:table-cell>
          <table:table-cell/>
          <table:table-cell office:value-type="float" office:value="26623" calcext:value-type="float">
            <text:p>26623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0/0/1/1_stddev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1/0/1/1_mean</text:p>
          </table:table-cell>
          <table:table-cell/>
          <table:table-cell office:value-type="float" office:value="26956" calcext:value-type="float">
            <text:p>26956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1/0/1/1_stddev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0/1/1/1_mean</text:p>
          </table:table-cell>
          <table:table-cell/>
          <table:table-cell office:value-type="float" office:value="64893" calcext:value-type="float">
            <text:p>64893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0/1/1/1_stddev</text:p>
          </table:table-cell>
          <table:table-cell/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1/1/1/1_mean</text:p>
          </table:table-cell>
          <table:table-cell/>
          <table:table-cell office:value-type="float" office:value="65861" calcext:value-type="float">
            <text:p>6586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M_Task3/1/1/1/1_stddev</text:p>
          </table:table-cell>
          <table:table-cell/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Local-Local, Early Materialization</text:p>
          </table:table-cell>
          <table:table-cell office:value-type="string" calcext:value-type="string">
            <text:p>Measurement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0.154" calcext:value-type="float">
            <text:p>0.1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9.584" calcext:value-type="float">
            <text:p>9.584</text:p>
          </table:table-cell>
          <table:table-cell table:number-columns-repeated="19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Local-Remote, Early Materialization</text:p>
          </table:table-cell>
          <table:table-cell office:value-type="string" calcext:value-type="string">
            <text:p>Measurement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0.152866" calcext:value-type="float">
            <text:p>0.1528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10.607781" calcext:value-type="float">
            <text:p>10.607781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cal-Local, Late Materializat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0.09996" calcext:value-type="float">
            <text:p>0.099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9.676326" calcext:value-type="float">
            <text:p>9.676326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cal-Remote, Late Materializati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0.1041" calcext:value-type="float">
            <text:p>0.10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9.896398" calcext:value-type="float">
            <text:p>9.896398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0:54:49.388627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3:57:33.197856013</meta:creation-date>
    <dc:date>2017-07-18T11:03:01.602295870</dc:date>
    <meta:editing-duration>PT17M55S</meta:editing-duration>
    <meta:editing-cycles>6</meta:editing-cycles>
    <meta:generator>LibreOffice/5.1.6.2$Linux_X86_64 LibreOffice_project/10m0$Build-2</meta:generator>
    <meta:document-statistic meta:table-count="1" meta:cell-count="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18cm" svg:height="7.66cm" xlink:href=".." xlink:type="simple" chart:class="chart:bar" chart:style-name="ch1">
        <chart:title svg:x="3.432cm" svg:y="0.289cm" chart:style-name="ch2">
          <text:p>Local-Local, Early Materialization</text:p>
        </chart:title>
        <chart:plot-area chart:style-name="ch3" table:cell-range-address="Sheet1.A17:Sheet1.B19" chart:data-source-has-labels="both" svg:x="1.283cm" svg:y="1.221cm" svg:width="12.063cm" svg:height="6.286cm">
          <chartooo:coordinate-region svg:x="1.813cm" svg:y="1.421cm" svg:width="11.442cm" svg:height="5.439cm"/>
          <chart:axis chart:dimension="x" chart:name="primary-x" chart:style-name="ch4" chartooo:axis-type="auto">
            <chartooo:date-scale/>
            <chart:categories table:cell-range-address="Sheet1.A18:Sheet1.A19"/>
          </chart:axis>
          <chart:axis chart:dimension="y" chart:name="primary-y" chart:style-name="ch5">
            <chart:title svg:x="0.451cm" svg:y="4.964cm" chart:style-name="ch6">
              <text:p>Time [s]</text:p>
            </chart:title>
            <chart:grid chart:style-name="ch7" chart:class="major"/>
          </chart:axis>
          <chart:series chart:style-name="ch8" chart:values-cell-range-address="Sheet1.B18:Sheet1.B19" chart:label-cell-address="Sheet1.B17:Sheet1.B1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s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18:Sheet1.A19</svg:desc>
                </draw:g>
              </table:table-cell>
              <table:table-cell office:value-type="float" office:value="0.154">
                <text:p>0.154</text:p>
                <draw:g>
                  <svg:desc>Sheet1.B18:Sheet1.B19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9.584">
                <text:p>9.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54cm" svg:height="7.624cm" xlink:href=".." xlink:type="simple" chart:class="chart:bar" chart:style-name="ch1">
        <chart:title svg:x="3.162cm" svg:y="0.288cm" chart:style-name="ch2">
          <text:p>Local-Remote, Early Materialization</text:p>
        </chart:title>
        <chart:plot-area chart:style-name="ch3" table:cell-range-address="Sheet1.A23:Sheet1.B25" chart:data-source-has-labels="both" svg:x="1.282cm" svg:y="1.219cm" svg:width="12.001cm" svg:height="6.253cm">
          <chartooo:coordinate-region svg:x="1.818cm" svg:y="1.419cm" svg:width="11.38cm" svg:height="5.406cm"/>
          <chart:axis chart:dimension="x" chart:name="primary-x" chart:style-name="ch4" chartooo:axis-type="auto">
            <chartooo:date-scale/>
            <chart:categories table:cell-range-address="Sheet1.A24:Sheet1.A25"/>
          </chart:axis>
          <chart:axis chart:dimension="y" chart:name="primary-y" chart:style-name="ch5">
            <chart:title svg:x="0.451cm" svg:y="4.945cm" chart:style-name="ch6">
              <text:p>Time [s]</text:p>
            </chart:title>
            <chart:grid chart:style-name="ch7" chart:class="major"/>
          </chart:axis>
          <chart:series chart:style-name="ch8" chart:values-cell-range-address="Sheet1.B24:Sheet1.B25" chart:label-cell-address="Sheet1.B23:Sheet1.B2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s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24:Sheet1.A25</svg:desc>
                </draw:g>
              </table:table-cell>
              <table:table-cell office:value-type="float" office:value="0.152866">
                <text:p>0.152866</text:p>
                <draw:g>
                  <svg:desc>Sheet1.B24:Sheet1.B25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10.607781">
                <text:p>10.607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72cm" svg:height="7.578cm" xlink:href=".." xlink:type="simple" chart:class="chart:bar" chart:style-name="ch1">
        <chart:title svg:x="3.451cm" svg:y="0.287cm" chart:style-name="ch2">
          <text:p>Local-Local, Late Materialization</text:p>
        </chart:title>
        <chart:plot-area chart:style-name="ch3" table:cell-range-address="Sheet1.A27:Sheet1.B29" chart:data-source-has-labels="both" svg:x="1.28cm" svg:y="1.217cm" svg:width="11.923cm" svg:height="6.21cm">
          <chartooo:coordinate-region svg:x="1.822cm" svg:y="1.416cm" svg:width="11.302cm" svg:height="5.364cm"/>
          <chart:axis chart:dimension="x" chart:name="primary-x" chart:style-name="ch4" chartooo:axis-type="auto">
            <chartooo:date-scale/>
            <chart:categories table:cell-range-address="Sheet1.A28:Sheet1.A29"/>
          </chart:axis>
          <chart:axis chart:dimension="y" chart:name="primary-y" chart:style-name="ch5">
            <chart:title svg:x="0.451cm" svg:y="4.922cm" chart:style-name="ch6">
              <text:p>Time [s]</text:p>
            </chart:title>
            <chart:grid chart:style-name="ch7" chart:class="major"/>
          </chart:axis>
          <chart:series chart:style-name="ch8" chart:values-cell-range-address="Sheet1.B28:Sheet1.B29" chart:label-cell-address="Sheet1.B27:Sheet1.B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28:Sheet1.A29</svg:desc>
                </draw:g>
              </table:table-cell>
              <table:table-cell office:value-type="float" office:value="0.09996">
                <text:p>0.09996</text:p>
                <draw:g>
                  <svg:desc>Sheet1.B28:Sheet1.B29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9.676326">
                <text:p>9.676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68cm" svg:height="7.632cm" xlink:href=".." xlink:type="simple" chart:class="chart:bar" chart:style-name="ch1">
        <chart:title svg:x="3.261cm" svg:y="0.288cm" chart:style-name="ch2">
          <text:p>Local-Remote, Late Materialization</text:p>
        </chart:title>
        <chart:plot-area chart:style-name="ch3" table:cell-range-address="Sheet1.A31:Sheet1.B33" chart:data-source-has-labels="both" svg:x="1.282cm" svg:y="1.219cm" svg:width="12.015cm" svg:height="6.261cm">
          <chartooo:coordinate-region svg:x="1.816cm" svg:y="1.418cm" svg:width="11.394cm" svg:height="5.415cm"/>
          <chart:axis chart:dimension="x" chart:name="primary-x" chart:style-name="ch4" chartooo:axis-type="auto">
            <chartooo:date-scale/>
            <chart:categories table:cell-range-address="Sheet1.A32:Sheet1.A33"/>
          </chart:axis>
          <chart:axis chart:dimension="y" chart:name="primary-y" chart:style-name="ch5">
            <chart:title svg:x="0.451cm" svg:y="4.949cm" chart:style-name="ch6">
              <text:p>Time [s]</text:p>
            </chart:title>
            <chart:grid chart:style-name="ch7" chart:class="major"/>
          </chart:axis>
          <chart:series chart:style-name="ch8" chart:values-cell-range-address="Sheet1.B32:Sheet1.B33" chart:label-cell-address="Sheet1.B31:Sheet1.B3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31:Sheet1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32:Sheet1.A33</svg:desc>
                </draw:g>
              </table:table-cell>
              <table:table-cell office:value-type="float" office:value="0.1041">
                <text:p>0.1041</text:p>
                <draw:g>
                  <svg:desc>Sheet1.B32:Sheet1.B33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9.896398">
                <text:p>9.8963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